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Heading_20_3">
      <style:paragraph-properties fo:text-align="justify" style:justify-single-word="false"/>
    </style:style>
    <style:style style:name="P6" style:family="paragraph" style:parent-style-name="Heading_20_1">
      <style:paragraph-properties fo:text-align="justify" style:justify-single-word="false"/>
    </style:style>
    <style:style style:name="P7" style:family="paragraph" style:parent-style-name="Text_20_body">
      <style:paragraph-properties fo:margin-left="0cm" fo:margin-right="0cm" fo:text-indent="0cm" style:auto-text-indent="false"/>
    </style:style>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7"/>
    <style:style style:name="P11" style:family="paragraph" style:parent-style-name="Standard" style:list-style-name="L8"/>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2">
      <style:paragraph-properties fo:text-align="justify" style:justify-single-word="false"/>
      <style:text-properties fo:font-weight="normal" style:font-weight-asian="normal" style:font-weight-complex="normal"/>
    </style:style>
    <style:style style:name="P14" style:family="paragraph" style:parent-style-name="Text_20_body" style:list-style-name="L5"/>
    <style:style style:name="P15" style:family="paragraph" style:parent-style-name="Text_20_body" style:list-style-name="L5">
      <style:paragraph-properties fo:margin-left="1.251cm" fo:margin-right="0cm" fo:text-indent="0cm" style:auto-text-indent="false"/>
    </style:style>
    <style:style style:name="P16" style:family="paragraph" style:parent-style-name="Text_20_body" style:list-style-name="L6">
      <style:paragraph-properties fo:margin-left="0cm" fo:margin-right="0cm" fo:text-indent="0cm" style:auto-text-indent="false"/>
    </style:style>
    <style:style style:name="T1" style:family="text">
      <style:text-properties style:font-name="DejaVu Sans Mono1" fo:font-size="10pt" style:font-size-asian="10pt" style:font-size-complex="10pt"/>
    </style:style>
    <style:style style:name="T2" style:family="text">
      <style:text-properties style:font-name="Courier New" fo:font-size="12pt" style:font-size-asian="12pt" style:font-size-complex="12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 Roman No9 L" fo:font-size="12pt" style:font-size-asian="12pt" style:font-size-complex="12pt"/>
    </style:style>
    <style:style style:name="T7" style:family="text">
      <style:text-properties style:font-name="Nimbus Roman No9 L" fo:font-size="12pt" fo:font-weight="normal" style:font-size-asian="12pt" style:font-weight-asian="normal" style:font-size-complex="12pt" style:font-weight-complex="normal"/>
    </style:style>
    <style:style style:name="T8" style:family="text">
      <style:text-properties style:font-name="Nimbus Sans L" fo:font-size="14pt" style:font-size-asian="14pt" style:font-size-complex="14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EP # : 10</text:h>
      <text:p text:style-name="P2"/>
      <text:p text:style-name="P1"/>
      <text:p text:style-name="P1">Title: Monte-Carlo methods</text:p>
      <text:p text:style-name="P1">Version: 1.0</text:p>
      <text:p text:style-name="P1">Author: M. Baudin</text:p>
      <text:p text:style-name="P1">Review: </text:p>
      <text:p text:style-name="P1">Commented: </text:p>
      <text:p text:style-name="P1">State: Draft</text:p>
      <text:p text:style-name="P1">Scilab-Version: 5.0</text:p>
      <text:p text:style-name="P1">Vote: "No: discussions and suggestions"</text:p>
      <text:p text:style-name="P1">Created: Friday, 17 October 2008</text:p>
      <text:p text:style-name="P2"/>
      <text:p text:style-name="P1"/>
      <text:h text:style-name="P5" text:outline-level="3">Abstract</text:h>
      <text:p text:style-name="P1">In this SEP, we discuss the introduction of a Monte-Carlo engine in Scilab. We begin by describing why this fits in Scilab's scope. Then we suggest an list of features for that Monte-Carlo engine. We also describe the limitations of the current prototype and discuss future directions for that work, especially quasi Monte-Carlo methods. In appendix A, we present an prototype implementation in Scilab for that engine. In appendix B, we show a numerical integration component as an application for the Monte-Carlo engine. </text:p>
      <text:p text:style-name="P1"/>
      <text:h text:style-name="P5" text:outline-level="3">Background</text:h>
      <text:p text:style-name="P3"/>
      <text:p text:style-name="P3">Scilab already contains several random number generators, for example </text:p>
      <text:list text:style-name="L1">
        <text:list-item>
          <text:p text:style-name="P12"><text:span text:style-name="T3">rand </text:span><text:span text:style-name="T5">returns a random number generated by a uniform law or a normal law,</text:span></text:p>
        </text:list-item>
        <text:list-item>
          <text:p text:style-name="P12"><text:span text:style-name="T4">grand</text:span><text:span text:style-name="T5"> </text:span><text:s/>returns a random number generated by a law which can be pick in a list containing 20 provided laws.</text:p>
        </text:list-item>
      </text:list>
      <text:p text:style-name="P3">Once a random number generator is provided, it is natural to use it in a Monte-Carlo method. But no Monte-Carlo is provided</text:p>
      <text:list text:style-name="L2">
        <text:list-item>
          <text:p text:style-name="P13">neither in the Scilab core,</text:p>
        </text:list-item>
        <text:list-item>
          <text:p text:style-name="P13">nor in any known Scilab toolbox.</text:p>
        </text:list-item>
      </text:list>
      <text:p text:style-name="P4"/>
      <text:h text:style-name="P5" text:outline-level="3">Rationale</text:h>
      <text:p text:style-name="Standard"><text:span text:style-name="Teletype"><text:span text:style-name="T2"/></text:span></text:p>
      <text:p text:style-name="Standard"><text:span text:style-name="Teletype"><text:span text:style-name="T6">Monte-Carlo methods can be applied to many problems, including the following classical problems </text:span></text:span></text:p>
      <text:list text:style-name="L3">
        <text:list-item>
          <text:p text:style-name="P8"><text:span text:style-name="Teletype"><text:span text:style-name="T6">numerical integration of a function over a domain,</text:span></text:span></text:p>
        </text:list-item>
        <text:list-item>
          <text:p text:style-name="P8"><text:span text:style-name="Teletype"><text:span text:style-name="T6">numerical computation of pi,</text:span></text:span></text:p>
        </text:list-item>
      </text:list>
      <text:p text:style-name="Standard"><text:span text:style-name="Teletype"><text:span text:style-name="T6">but also in industrial processes including randomized parameters where a statistical constraint must be satisfied (for example, in the impact of the engine of a launcher such as Ariane V or Vega).</text:span></text:span></text:p>
      <text:p text:style-name="Standard"><text:soft-page-break/><text:span text:style-name="Teletype"><text:span text:style-name="T6"/></text:span></text:p>
      <text:p text:style-name="Standard"><text:span text:style-name="Teletype"><text:span text:style-name="T6">The tool may be used in different contexts </text:span></text:span></text:p>
      <text:list text:style-name="L4">
        <text:list-item>
          <text:p text:style-name="P9"><text:span text:style-name="Teletype"><text:span text:style-name="T6">for educational purposes, the proposed tool may allow to apply the method to academic problems,</text:span></text:span></text:p>
        </text:list-item>
        <text:list-item>
          <text:p text:style-name="P9"><text:span text:style-name="Teletype"><text:span text:style-name="T6">for industrial applications.</text:span></text:span></text:p>
        </text:list-item>
      </text:list>
      <text:p text:style-name="Standard"><text:span text:style-name="Teletype"><text:span text:style-name="T6">The main application for Monte-Carlo methods is numerical integration. The Appendix B gives a sample prototype of a numerical integration component in arbitrary dimension. This component should be compared to the “integrate” Scilab primitive which provide numerical integration in 1 dimension only (this primitive is based on the “quadpack” package).</text:span></text:span></text:p>
      <text:p text:style-name="Standard"><text:span text:style-name="Teletype"><text:span text:style-name="T6"/></text:span></text:p>
      <text:h text:style-name="Heading_20_2" text:outline-level="2" text:is-list-header="true"><text:span text:style-name="Teletype"><text:span text:style-name="T8">Specification</text:span></text:span></text:h>
      <text:h text:style-name="Heading_20_2" text:outline-level="2" text:is-list-header="true"><text:span text:style-name="Teletype"><text:span text:style-name="T7">The following is a list of features the Monte-Carlo engine should include :</text:span></text:span></text:h>
      <text:list text:style-name="L5">
        <text:list-item>
          <text:p text:style-name="P14"><text:span text:style-name="Teletype"><text:span text:style-name="T7">manage an arbitrary number of shots.</text:span></text:span></text:p>
        </text:list-item>
        <text:list-item>
          <text:p text:style-name="P14"><text:span text:style-name="Teletype"><text:span text:style-name="T7">manage a callback function which models the process applied for each Monte-Carlo iteration. That callback may get a randomized vector x with arbitrary size in input, and should return an output vector y with arbitrary size,</text:span></text:span></text:p>
        </text:list-item>
        <text:list-item>
          <text:p text:style-name="P14"><text:span text:style-name="Teletype"><text:span text:style-name="T7">store the generated data, that is, both input vectors x and output vectors y,</text:span></text:span></text:p>
        </text:list-item>
        <text:list-item>
          <text:p text:style-name="P14"><text:span text:style-name="Teletype"><text:span text:style-name="T7">process the Monte-Carlo simulations,</text:span></text:span></text:p>
        </text:list-item>
        <text:list-item>
          <text:p text:style-name="P14"><text:span text:style-name="Teletype"><text:span text:style-name="T7">provide an access to the input x/output y data after the simulation has been performed,</text:span></text:span></text:p>
        </text:list-item>
        <text:list-item>
          <text:p text:style-name="P14"><text:span text:style-name="Teletype"><text:span text:style-name="T7">manage several random number generators so that the input vectors x can be generated, including at least the following generators,</text:span></text:span></text:p>
        </text:list-item>
        <text:list-item>
          <text:p text:style-name="P15"><text:span text:style-name="Teletype"><text:span text:style-name="T7">uniform law : one must additionally manage min and max bounds for each input parameter,</text:span></text:span></text:p>
        </text:list-item>
        <text:list-item>
          <text:p text:style-name="P15"><text:span text:style-name="Teletype"><text:span text:style-name="T7">normal law : one must additionally manage average and standard deviation for each input parameter,</text:span></text:span></text:p>
        </text:list-item>
        <text:list-item>
          <text:p text:style-name="P15"><text:span text:style-name="Teletype"><text:span text:style-name="T7">Sobol sequence : one must additionally manage average and standard deviation for each input parameter,</text:span></text:span></text:p>
        </text:list-item>
        <text:list-item>
          <text:p text:style-name="P15"><text:span text:style-name="Teletype"><text:span text:style-name="T7">callback law : the user may want to provide his own random number generator.</text:span></text:span></text:p>
        </text:list-item>
      </text:list>
      <text:p text:style-name="P7"><text:span text:style-name="Teletype"><text:span text:style-name="T7">The following additional requirements must be taken into account :</text:span></text:span></text:p>
      <text:list text:style-name="L6">
        <text:list-item>
          <text:p text:style-name="P16"><text:span text:style-name="Teletype"><text:span text:style-name="T7">the Monte-Carlo process generates massive input/output data. Since storing the input vectors x is not strictly necessary (but may be useful), the user should be able to disable this feature. For the same reason, the user should be able not to store the output vectors y. The user may want to store the data into a file instead of consuming the computer's memory. The user should therefore also be able to configure a callback command which would be executed at the end of each Monte-Carlo shot.</text:span></text:span></text:p>
        </text:list-item>
        <text:list-item>
          <text:p text:style-name="P16"><text:span text:style-name="Teletype"><text:span text:style-name="T7">The Monte-Carlo process is generally the most cpu-consuming step of the algorithm. Therefore, the callback function may be provided as a Scilab script or a compiled C/Fortran program.</text:span></text:span></text:p>
        </text:list-item>
      </text:list>
      <text:p text:style-name="Text_20_body"><text:span text:style-name="Teletype"><text:span text:style-name="T6"/></text:span></text:p>
      <text:h text:style-name="Heading_20_2" text:outline-level="2" text:is-list-header="true"><text:soft-page-break/><text:span text:style-name="Teletype"><text:span text:style-name="T8">Limitations and missing features</text:span></text:span></text:h>
      <text:p text:style-name="Standard"><text:span text:style-name="Teletype"><text:span text:style-name="T6"/></text:span></text:p>
      <text:p text:style-name="Standard"><text:span text:style-name="Teletype"><text:span text:style-name="T6">The limitations of the current prototype are the following :</text:span></text:span></text:p>
      <text:list text:style-name="L7">
        <text:list-item>
          <text:p text:style-name="P10"><text:span text:style-name="Teletype"><text:span text:style-name="T6">all parameters of the methods are not yet customizable,</text:span></text:span></text:p>
        </text:list-item>
        <text:list-item>
          <text:p text:style-name="P10"><text:span text:style-name="Teletype"><text:span text:style-name="T6">memory consumption and speed may be dramatrically improved if the method was available </text:span></text:span><text:span text:style-name="Teletype"><text:span text:style-name="T6">as a compiled Scilab primitive.</text:span></text:span></text:p>
        </text:list-item>
      </text:list>
      <text:p text:style-name="Standard"><text:span text:style-name="Teletype"><text:span text:style-name="T6">Other methods, known as quasi Monte Carlo methods, may be considered for inclusion in Scilab as well. These methods are based on quasi-random number generation, so that the missing feature in Scilab is a new class of random-number generators. Thanks to the design of the system, the current Monte-Carlo engine would not be to modify to implement a quasi-Monte-Carlo method.</text:span></text:span></text:p>
      <text:p text:style-name="Standard"><text:span text:style-name="Teletype"><text:span text:style-name="T6"/></text:span></text:p>
      <text:h text:style-name="P5" text:outline-level="3">Changelog</text:h>
      <text:p text:style-name="P3"><text:tab/><text:span text:style-name="T1">1.0 – First version of the SEP.</text:span></text:p>
      <text:h text:style-name="P5" text:outline-level="3">Copyright</text:h>
      <text:p text:style-name="Standard"><text:tab/>This document has been placed under the license CeCILL-B.</text:p>
      <text:p text:style-name="Standard"/>
      <text:h text:style-name="Heading_20_2" text:outline-level="2" text:is-list-header="true"><text:span text:style-name="Teletype"><text:span text:style-name="T8">Appendix A : Implementation</text:span></text:span></text:h>
      <text:p text:style-name="Standard"><text:span text:style-name="Teletype"><text:span text:style-name="T6"/></text:span></text:p>
      <text:p text:style-name="Standard"><text:span text:style-name="Teletype"><text:span text:style-name="T6">In this section, we present a Scilab implementation of a Monte-Carlo engine. The current prototype has the following features :</text:span></text:span></text:p>
      <text:list text:style-name="L8">
        <text:list-item>
          <text:p text:style-name="P11"><text:span text:style-name="Teletype"><text:span text:style-name="T6">manage arbitrary number of shots,</text:span></text:span></text:p>
        </text:list-item>
        <text:list-item>
          <text:p text:style-name="P11"><text:span text:style-name="Teletype"><text:span text:style-name="T6">manage arbitrary number of input parameters,</text:span></text:span></text:p>
        </text:list-item>
        <text:list-item>
          <text:p text:style-name="P11"><text:span text:style-name="Teletype"><text:span text:style-name="T6">manage arbitrary number of output parameters,</text:span></text:span></text:p>
        </text:list-item>
        <text:list-item>
          <text:p text:style-name="P11"><text:span text:style-name="Teletype"><text:span text:style-name="T6">manage a callback function as Scilab script,</text:span></text:span></text:p>
        </text:list-item>
        <text:list-item>
          <text:p text:style-name="P11"><text:span text:style-name="Teletype"><text:span text:style-name="T6">manage uniform law with minimum and maximum bounds for each input parameter,</text:span></text:span></text:p>
        </text:list-item>
        <text:list-item>
          <text:p text:style-name="P11"><text:span text:style-name="Teletype"><text:span text:style-name="T6">manage normal law with average and standard deviation for each input parameter,</text:span></text:span></text:p>
        </text:list-item>
        <text:list-item>
          <text:p text:style-name="P11"><text:span text:style-name="Teletype"><text:span text:style-name="T6">manage user-defined random-number generator,</text:span></text:span></text:p>
        </text:list-item>
        <text:list-item>
          <text:p text:style-name="P11"><text:span text:style-name="Teletype"><text:span text:style-name="T6">store input/output parameters in internal storage area,</text:span></text:span></text:p>
        </text:list-item>
        <text:list-item>
          <text:p text:style-name="P11"><text:span text:style-name="Teletype"><text:span text:style-name="T6">access to the data for each Monte-Carlo shot,</text:span></text:span></text:p>
        </text:list-item>
      </text:list>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montecarloengine.sci --</text:span></text:span></text:p>
      <text:p text:style-name="Standard"><text:span text:style-name="Teletype"><text:span text:style-name="T6">// <text:s text:c="2"/>MonteCarlo methods in Scilab.</text:span></text:span></text:p>
      <text:p text:style-name="Standard"><text:span text:style-name="Teletype"><text:span text:style-name="T6">//</text:span></text:span></text:p>
      <text:p text:style-name="Standard"><text:span text:style-name="Teletype"><text:span text:style-name="T6">// Copyright (C) Scilab, 2008, Michael Baudin</text:span></text:span></text:p>
      <text:p text:style-name="Standard"><text:span text:style-name="Teletype"><text:span text:style-name="T6">//</text:span></text:span></text:p>
      <text:p text:style-name="Standard"><text:span text:style-name="Teletype"><text:span text:style-name="T6">// References :</text:span></text:span></text:p>
      <text:p text:style-name="Standard"><text:span text:style-name="Teletype"><text:span text:style-name="T6">//</text:span></text:span></text:p>
      <text:p text:style-name="Standard"><text:span text:style-name="Teletype"><text:span text:style-name="T6">// <text:s text:c="2"/>Monte Carlo Methods in Numerical Integration</text:span></text:span></text:p>
      <text:p text:style-name="Standard"><text:span text:style-name="Teletype"><text:span text:style-name="T6">// <text:s text:c="2"/>and Optimization,</text:span></text:span></text:p>
      <text:p text:style-name="Standard"><text:span text:style-name="Teletype"><text:span text:style-name="T6">// <text:s text:c="2"/>Betro, Cugiani, Schoen</text:span></text:span></text:p>
      <text:p text:style-name="Standard"><text:span text:style-name="Teletype"><text:span text:style-name="T6">// <text:s text:c="2"/>Applied Mathematics Monographs</text:span></text:span></text:p>
      <text:p text:style-name="Standard"><text:span text:style-name="Teletype"><text:span text:style-name="T6">//</text:span></text:span></text:p>
      <text:p text:style-name="Standard"><text:span text:style-name="Teletype"><text:span text:style-name="T6"/></text:span></text:p>
      <text:p text:style-name="Standard"><text:soft-page-break/><text:span text:style-name="Teletype"><text:span text:style-name="T6"/></text:span></text:p>
      <text:p text:style-name="Standard"><text:span text:style-name="Teletype"><text:span text:style-name="T6">//</text:span></text:span></text:p>
      <text:p text:style-name="Standard"><text:span text:style-name="Teletype"><text:span text:style-name="T6">// mce_noop --</text:span></text:span></text:p>
      <text:p text:style-name="Standard"><text:span text:style-name="Teletype"><text:span text:style-name="T6">// <text:s text:c="2"/>Compute the output y depending of the input x.</text:span></text:span></text:p>
      <text:p text:style-name="Standard"><text:span text:style-name="Teletype"><text:span text:style-name="T6">// <text:s text:c="2"/>This is a template for the function use for each experiment.</text:span></text:span></text:p>
      <text:p text:style-name="Standard"><text:span text:style-name="Teletype"><text:span text:style-name="T6">//</text:span></text:span></text:p>
      <text:p text:style-name="Standard"><text:span text:style-name="Teletype"><text:span text:style-name="T6">function y = mce_noop(x)</text:span></text:span></text:p>
      <text:p text:style-name="Standard"><text:span text:style-name="Teletype"><text:span text:style-name="T6">y = x</text:span></text:span></text:p>
      <text:p text:style-name="Standard"><text:span text:style-name="Teletype"><text:span text:style-name="T6">endfunction</text:span></text:span></text:p>
      <text:p text:style-name="Standard"><text:span text:style-name="Teletype"><text:span text:style-name="T6">//</text:span></text:span></text:p>
      <text:p text:style-name="Standard"><text:span text:style-name="Teletype"><text:span text:style-name="T6">// mce_new --</text:span></text:span></text:p>
      <text:p text:style-name="Standard"><text:span text:style-name="Teletype"><text:span text:style-name="T6">// <text:s text:c="2"/>Creates a new Monte-Carlo engine.</text:span></text:span></text:p>
      <text:p text:style-name="Standard"><text:span text:style-name="Teletype"><text:span text:style-name="T6">//</text:span></text:span></text:p>
      <text:p text:style-name="Standard"><text:span text:style-name="Teletype"><text:span text:style-name="T6">function newmce = mce_new ()</text:span></text:span></text:p>
      <text:p text:style-name="Standard"><text:span text:style-name="Teletype"><text:span text:style-name="T6"><text:s text:c="2"/>newmce = tlist(["T_MONTECARLOENGINE","nbshots","generator","nbinputparams","nboutputparams",...</text:span></text:span></text:p>
      <text:p text:style-name="Standard"><text:span text:style-name="Teletype"><text:span text:style-name="T6"><text:s text:c="4"/>"verbose","callback","inputdata","outputdata","boundsmin","boundsmax",...</text:span></text:span></text:p>
      <text:p text:style-name="Standard"><text:span text:style-name="Teletype"><text:span text:style-name="T6"><text:s text:c="4"/>"average","stdeviation","generatorcallback"])</text:span></text:span></text:p>
      <text:p text:style-name="Standard"><text:span text:style-name="Teletype"><text:span text:style-name="T6"><text:s text:c="2"/>newmce.nbinputparams=0</text:span></text:span></text:p>
      <text:p text:style-name="Standard"><text:span text:style-name="Teletype"><text:span text:style-name="T6"><text:s text:c="2"/>newmce.nboutputparams=0</text:span></text:span></text:p>
      <text:p text:style-name="Standard"><text:span text:style-name="Teletype"><text:span text:style-name="T6"><text:s text:c="2"/>newmce.nbshots=10000</text:span></text:span></text:p>
      <text:p text:style-name="Standard"><text:span text:style-name="Teletype"><text:span text:style-name="T6"><text:s text:c="2"/>newmce.generator="uniform"</text:span></text:span></text:p>
      <text:p text:style-name="Standard"><text:span text:style-name="Teletype"><text:span text:style-name="T6"><text:s text:c="2"/>newmce.verbose=0</text:span></text:span></text:p>
      <text:p text:style-name="Standard"><text:span text:style-name="Teletype"><text:span text:style-name="T6"><text:s text:c="2"/>newmce.callback = mce_noop</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mce_configure --</text:span></text:span></text:p>
      <text:p text:style-name="Standard"><text:span text:style-name="Teletype"><text:span text:style-name="T6">// <text:s text:c="2"/>Configure mce and returns the modified object.</text:span></text:span></text:p>
      <text:p text:style-name="Standard"><text:span text:style-name="Teletype"><text:span text:style-name="T6">//</text:span></text:span></text:p>
      <text:p text:style-name="Standard"><text:span text:style-name="Teletype"><text:span text:style-name="T6">function this = mce_configure (this,key,value)</text:span></text:span></text:p>
      <text:p text:style-name="Standard"><text:span text:style-name="Teletype"><text:span text:style-name="T6"><text:s text:c="2"/>select key</text:span></text:span></text:p>
      <text:p text:style-name="Standard"><text:span text:style-name="Teletype"><text:span text:style-name="T6"><text:s text:c="2"/>case "-nbinputparams" then</text:span></text:span></text:p>
      <text:p text:style-name="Standard"><text:span text:style-name="Teletype"><text:span text:style-name="T6"><text:s text:c="4"/>this.nbinputparams = value</text:span></text:span></text:p>
      <text:p text:style-name="Standard"><text:span text:style-name="Teletype"><text:span text:style-name="T6"><text:s text:c="2"/>case "-nboutputparams" then</text:span></text:span></text:p>
      <text:p text:style-name="Standard"><text:span text:style-name="Teletype"><text:span text:style-name="T6"><text:s text:c="4"/>this.nboutputparams = value</text:span></text:span></text:p>
      <text:p text:style-name="Standard"><text:span text:style-name="Teletype"><text:span text:style-name="T6"><text:s text:c="2"/>case "-nbshots" then</text:span></text:span></text:p>
      <text:p text:style-name="Standard"><text:span text:style-name="Teletype"><text:span text:style-name="T6"><text:s text:c="4"/>this.nbshots = value</text:span></text:span></text:p>
      <text:p text:style-name="Standard"><text:span text:style-name="Teletype"><text:span text:style-name="T6"><text:s text:c="2"/>case "-generator" then</text:span></text:span></text:p>
      <text:p text:style-name="Standard"><text:span text:style-name="Teletype"><text:span text:style-name="T6"><text:s text:c="4"/>this.generator = value</text:span></text:span></text:p>
      <text:p text:style-name="Standard"><text:span text:style-name="Teletype"><text:span text:style-name="T6"><text:s text:c="2"/>case "-verbose" then</text:span></text:span></text:p>
      <text:p text:style-name="Standard"><text:span text:style-name="Teletype"><text:span text:style-name="T6"><text:s text:c="4"/>this.verbose = value</text:span></text:span></text:p>
      <text:p text:style-name="Standard"><text:span text:style-name="Teletype"><text:span text:style-name="T6"><text:s text:c="2"/>case "-callback" then</text:span></text:span></text:p>
      <text:p text:style-name="Standard"><text:span text:style-name="Teletype"><text:span text:style-name="T6"><text:s text:c="4"/>this.callback = value</text:span></text:span></text:p>
      <text:p text:style-name="Standard"><text:span text:style-name="Teletype"><text:span text:style-name="T6"><text:s text:c="2"/>case "-boundsmin" then</text:span></text:span></text:p>
      <text:p text:style-name="Standard"><text:span text:style-name="Teletype"><text:span text:style-name="T6"><text:s text:c="4"/>this.boundsmin = value</text:span></text:span></text:p>
      <text:p text:style-name="Standard"><text:span text:style-name="Teletype"><text:span text:style-name="T6"><text:s text:c="2"/>case "-boundsmax" then</text:span></text:span></text:p>
      <text:p text:style-name="Standard"><text:span text:style-name="Teletype"><text:span text:style-name="T6"><text:s text:c="4"/>this.boundsmax = value</text:span></text:span></text:p>
      <text:p text:style-name="Standard"><text:span text:style-name="Teletype"><text:span text:style-name="T6"><text:s text:c="2"/>case "-average" then</text:span></text:span></text:p>
      <text:p text:style-name="Standard"><text:span text:style-name="Teletype"><text:span text:style-name="T6"><text:s text:c="4"/>this.average = value</text:span></text:span></text:p>
      <text:p text:style-name="Standard"><text:soft-page-break/><text:span text:style-name="Teletype"><text:span text:style-name="T6"><text:s text:c="2"/>case "-stdeviation" then</text:span></text:span></text:p>
      <text:p text:style-name="Standard"><text:span text:style-name="Teletype"><text:span text:style-name="T6"><text:s text:c="4"/>this.stdeviation = value</text:span></text:span></text:p>
      <text:p text:style-name="Standard"><text:span text:style-name="Teletype"><text:span text:style-name="T6"><text:s text:c="2"/>case "-generatorcallback" then</text:span></text:span></text:p>
      <text:p text:style-name="Standard"><text:span text:style-name="Teletype"><text:span text:style-name="T6"><text:s text:c="4"/>this.generatorcallback = value</text:span></text:span></text:p>
      <text:p text:style-name="Standard"><text:span text:style-name="Teletype"><text:span text:style-name="T6"><text:s text:c="2"/>else</text:span></text:span></text:p>
      <text:p text:style-name="Standard"><text:span text:style-name="Teletype"><text:span text:style-name="T6"><text:s text:c="4"/>errmsg = sprintf("Unknown key %s",key)</text:span></text:span></text:p>
      <text:p text:style-name="Standard"><text:span text:style-name="Teletype"><text:span text:style-name="T6"><text:s text:c="4"/>error(errmsg)</text:span></text:span></text:p>
      <text:p text:style-name="Standard"><text:span text:style-name="Teletype"><text:span text:style-name="T6"><text:s text:c="2"/>end</text:span></text:span></text:p>
      <text:p text:style-name="Standard"><text:span text:style-name="Teletype"><text:span text:style-name="T6">endfunction</text:span></text:span></text:p>
      <text:p text:style-name="Standard"><text:span text:style-name="Teletype"><text:span text:style-name="T6">//</text:span></text:span></text:p>
      <text:p text:style-name="Standard"><text:span text:style-name="Teletype"><text:span text:style-name="T6">// mce_cget --</text:span></text:span></text:p>
      <text:p text:style-name="Standard"><text:span text:style-name="Teletype"><text:span text:style-name="T6">// <text:s text:c="2"/>Get the value for the given key.</text:span></text:span></text:p>
      <text:p text:style-name="Standard"><text:span text:style-name="Teletype"><text:span text:style-name="T6">// <text:s text:c="2"/>If the key is unknown, generates an error.</text:span></text:span></text:p>
      <text:p text:style-name="Standard"><text:span text:style-name="Teletype"><text:span text:style-name="T6">//</text:span></text:span></text:p>
      <text:p text:style-name="Standard"><text:span text:style-name="Teletype"><text:span text:style-name="T6">function value = mce_cget (this,key)</text:span></text:span></text:p>
      <text:p text:style-name="Standard"><text:span text:style-name="Teletype"><text:span text:style-name="T6"><text:s text:c="2"/>select key</text:span></text:span></text:p>
      <text:p text:style-name="Standard"><text:span text:style-name="Teletype"><text:span text:style-name="T6"><text:s text:c="2"/>case "-nbinputparams" then</text:span></text:span></text:p>
      <text:p text:style-name="Standard"><text:span text:style-name="Teletype"><text:span text:style-name="T6"><text:s text:c="4"/>value = this.nbinputparams</text:span></text:span></text:p>
      <text:p text:style-name="Standard"><text:span text:style-name="Teletype"><text:span text:style-name="T6"><text:s text:c="2"/>case "-nboutputparams" then</text:span></text:span></text:p>
      <text:p text:style-name="Standard"><text:span text:style-name="Teletype"><text:span text:style-name="T6"><text:s text:c="4"/>value = this.nboutputparams</text:span></text:span></text:p>
      <text:p text:style-name="Standard"><text:span text:style-name="Teletype"><text:span text:style-name="T6"><text:s text:c="2"/>case "-nbshots" then</text:span></text:span></text:p>
      <text:p text:style-name="Standard"><text:span text:style-name="Teletype"><text:span text:style-name="T6"><text:s text:c="4"/>value = this.nbshots</text:span></text:span></text:p>
      <text:p text:style-name="Standard"><text:span text:style-name="Teletype"><text:span text:style-name="T6"><text:s text:c="2"/>case "-generator" then</text:span></text:span></text:p>
      <text:p text:style-name="Standard"><text:span text:style-name="Teletype"><text:span text:style-name="T6"><text:s text:c="4"/>value = this.generator</text:span></text:span></text:p>
      <text:p text:style-name="Standard"><text:span text:style-name="Teletype"><text:span text:style-name="T6"><text:s text:c="2"/>case "-verbose" then</text:span></text:span></text:p>
      <text:p text:style-name="Standard"><text:span text:style-name="Teletype"><text:span text:style-name="T6"><text:s text:c="4"/>value = this.verbose</text:span></text:span></text:p>
      <text:p text:style-name="Standard"><text:span text:style-name="Teletype"><text:span text:style-name="T6"><text:s text:c="2"/>case "-callback" then</text:span></text:span></text:p>
      <text:p text:style-name="Standard"><text:span text:style-name="Teletype"><text:span text:style-name="T6"><text:s text:c="4"/>value = this.callback</text:span></text:span></text:p>
      <text:p text:style-name="Standard"><text:span text:style-name="Teletype"><text:span text:style-name="T6"><text:s text:c="2"/>case "-boundsmin" then</text:span></text:span></text:p>
      <text:p text:style-name="Standard"><text:span text:style-name="Teletype"><text:span text:style-name="T6"><text:s text:c="4"/>value = this.boundsmin</text:span></text:span></text:p>
      <text:p text:style-name="Standard"><text:span text:style-name="Teletype"><text:span text:style-name="T6"><text:s text:c="2"/>case "-boundsmax" then</text:span></text:span></text:p>
      <text:p text:style-name="Standard"><text:span text:style-name="Teletype"><text:span text:style-name="T6"><text:s text:c="4"/>value = this.boundsmax</text:span></text:span></text:p>
      <text:p text:style-name="Standard"><text:span text:style-name="Teletype"><text:span text:style-name="T6"><text:s text:c="2"/>case "-average" then</text:span></text:span></text:p>
      <text:p text:style-name="Standard"><text:span text:style-name="Teletype"><text:span text:style-name="T6"><text:s text:c="4"/>value = this.average</text:span></text:span></text:p>
      <text:p text:style-name="Standard"><text:span text:style-name="Teletype"><text:span text:style-name="T6"><text:s text:c="2"/>case "-stdeviation" then</text:span></text:span></text:p>
      <text:p text:style-name="Standard"><text:span text:style-name="Teletype"><text:span text:style-name="T6"><text:s text:c="4"/>value = this.stdeviation</text:span></text:span></text:p>
      <text:p text:style-name="Standard"><text:span text:style-name="Teletype"><text:span text:style-name="T6"><text:s text:c="2"/>case "-generatorcallback" then</text:span></text:span></text:p>
      <text:p text:style-name="Standard"><text:span text:style-name="Teletype"><text:span text:style-name="T6"><text:s text:c="4"/>value = this.generatorcallback</text:span></text:span></text:p>
      <text:p text:style-name="Standard"><text:span text:style-name="Teletype"><text:span text:style-name="T6"><text:s text:c="2"/>else</text:span></text:span></text:p>
      <text:p text:style-name="Standard"><text:span text:style-name="Teletype"><text:span text:style-name="T6"><text:s text:c="4"/>errmsg = sprintf("Unknown key %s",key)</text:span></text:span></text:p>
      <text:p text:style-name="Standard"><text:span text:style-name="Teletype"><text:span text:style-name="T6"><text:s text:c="4"/>error(errmsg)</text:span></text:span></text:p>
      <text:p text:style-name="Standard"><text:span text:style-name="Teletype"><text:span text:style-name="T6"><text:s text:c="2"/>end</text:span></text:span></text:p>
      <text:p text:style-name="Standard"><text:span text:style-name="Teletype"><text:span text:style-name="T6">endfunction</text:span></text:span></text:p>
      <text:p text:style-name="Standard"><text:span text:style-name="Teletype"><text:span text:style-name="T6">//</text:span></text:span></text:p>
      <text:p text:style-name="Standard"><text:span text:style-name="Teletype"><text:span text:style-name="T6">// mce_display --</text:span></text:span></text:p>
      <text:p text:style-name="Standard"><text:span text:style-name="Teletype"><text:span text:style-name="T6">// <text:s text:c="2"/>Display an Monte Carlo engine</text:span></text:span></text:p>
      <text:p text:style-name="Standard"><text:span text:style-name="Teletype"><text:span text:style-name="T6">//</text:span></text:span></text:p>
      <text:p text:style-name="Standard"><text:span text:style-name="Teletype"><text:span text:style-name="T6">function mce_display (this)</text:span></text:span></text:p>
      <text:p text:style-name="Standard"><text:span text:style-name="Teletype"><text:span text:style-name="T6"><text:s text:c="2"/>mprintf("Monte Carlo Engine\n")</text:span></text:span></text:p>
      <text:p text:style-name="Standard"><text:span text:style-name="Teletype"><text:span text:style-name="T6"><text:s text:c="2"/>mprintf("Number of input parameters: %s\n", string(mce_cget (this,"-nbinputparams")))</text:span></text:span></text:p>
      <text:p text:style-name="Standard"><text:soft-page-break/><text:span text:style-name="Teletype"><text:span text:style-name="T6"><text:s text:c="2"/>mprintf("Number of output parameters: %s\n", string(mce_cget (this,"-nboutputparams")))</text:span></text:span></text:p>
      <text:p text:style-name="Standard"><text:span text:style-name="Teletype"><text:span text:style-name="T6"><text:s text:c="2"/>mprintf("Number of shots: %s\n", string(mce_cget (this,"-nbshots")))</text:span></text:span></text:p>
      <text:p text:style-name="Standard"><text:span text:style-name="Teletype"><text:span text:style-name="T6"><text:s text:c="2"/>mprintf("Random number generator:%s\n", string(mce_cget (this,"-generator")))</text:span></text:span></text:p>
      <text:p text:style-name="Standard"><text:span text:style-name="Teletype"><text:span text:style-name="T6"><text:s text:c="2"/>mprintf("Verbose logging %s:\n", string(mce_cget (this,"-verbose")))</text:span></text:span></text:p>
      <text:p text:style-name="Standard"><text:span text:style-name="Teletype"><text:span text:style-name="T6"><text:s text:c="2"/>select this.generator</text:span></text:span></text:p>
      <text:p text:style-name="Standard"><text:span text:style-name="Teletype"><text:span text:style-name="T6"><text:s text:c="2"/>case "uniform" then</text:span></text:span></text:p>
      <text:p text:style-name="Standard"><text:span text:style-name="Teletype"><text:span text:style-name="T6"><text:s text:c="4"/>mprintf("Boundsmin:\n")</text:span></text:span></text:p>
      <text:p text:style-name="Standard"><text:span text:style-name="Teletype"><text:span text:style-name="T6"><text:s text:c="4"/>disp(mce_cget (this,"-boundsmin"))</text:span></text:span></text:p>
      <text:p text:style-name="Standard"><text:span text:style-name="Teletype"><text:span text:style-name="T6"><text:s text:c="4"/>mprintf("Boundsmax:\n")</text:span></text:span></text:p>
      <text:p text:style-name="Standard"><text:span text:style-name="Teletype"><text:span text:style-name="T6"><text:s text:c="4"/>disp(mce_cget (this,"-boundsmax"))</text:span></text:span></text:p>
      <text:p text:style-name="Standard"><text:span text:style-name="Teletype"><text:span text:style-name="T6"><text:s text:c="2"/>case "normal"</text:span></text:span></text:p>
      <text:p text:style-name="Standard"><text:span text:style-name="Teletype"><text:span text:style-name="T6"><text:s text:c="4"/>mprintf("Average:\n")</text:span></text:span></text:p>
      <text:p text:style-name="Standard"><text:span text:style-name="Teletype"><text:span text:style-name="T6"><text:s text:c="4"/>disp(mce_cget (this,"-average"))</text:span></text:span></text:p>
      <text:p text:style-name="Standard"><text:span text:style-name="Teletype"><text:span text:style-name="T6"><text:s text:c="4"/>mprintf("Stddeviation:\n")</text:span></text:span></text:p>
      <text:p text:style-name="Standard"><text:span text:style-name="Teletype"><text:span text:style-name="T6"><text:s text:c="4"/>disp(mce_cget (this,"-stdeviation")) <text:s text:c="3"/></text:span></text:span></text:p>
      <text:p text:style-name="Standard"><text:span text:style-name="Teletype"><text:span text:style-name="T6"><text:s text:c="2"/>case "callback"</text:span></text:span></text:p>
      <text:p text:style-name="Standard"><text:span text:style-name="Teletype"><text:span text:style-name="T6"><text:s text:c="2"/>// Nothing to print...</text:span></text:span></text:p>
      <text:p text:style-name="Standard"><text:span text:style-name="Teletype"><text:span text:style-name="T6"><text:s text:c="2"/>else</text:span></text:span></text:p>
      <text:p text:style-name="Standard"><text:span text:style-name="Teletype"><text:span text:style-name="T6"><text:s text:c="4"/>errmsg = sprintf("Unknown random number generator %s",this.generator)</text:span></text:span></text:p>
      <text:p text:style-name="Standard"><text:span text:style-name="Teletype"><text:span text:style-name="T6"><text:s text:c="4"/>error(errmsg)</text:span></text:span></text:p>
      <text:p text:style-name="Standard"><text:span text:style-name="Teletype"><text:span text:style-name="T6"><text:s text:c="2"/>end</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mce_run --</text:span></text:span></text:p>
      <text:p text:style-name="Standard"><text:span text:style-name="Teletype"><text:span text:style-name="T6">// <text:s text:c="2"/>Run the Monte-Carlo simulation</text:span></text:span></text:p>
      <text:p text:style-name="Standard"><text:span text:style-name="Teletype"><text:span text:style-name="T6">//</text:span></text:span></text:p>
      <text:p text:style-name="Standard"><text:span text:style-name="Teletype"><text:span text:style-name="T6">function this = mce_run (this)</text:span></text:span></text:p>
      <text:p text:style-name="Standard"><text:span text:style-name="Teletype"><text:span text:style-name="T6"><text:s text:c="2"/>// Initialize input/output data</text:span></text:span></text:p>
      <text:p text:style-name="Standard"><text:span text:style-name="Teletype"><text:span text:style-name="T6"><text:s text:c="2"/>this.inputdata = zeros(this.nbshots,this.nbinputparams);</text:span></text:span></text:p>
      <text:p text:style-name="Standard"><text:span text:style-name="Teletype"><text:span text:style-name="T6"><text:s text:c="2"/>this.outputdata = zeros(this.nbshots,this.nboutputparams);</text:span></text:span></text:p>
      <text:p text:style-name="Standard"><text:span text:style-name="Teletype"><text:span text:style-name="T6"><text:s text:c="2"/>for ishot=1:this.nbshots</text:span></text:span></text:p>
      <text:p text:style-name="Standard"><text:span text:style-name="Teletype"><text:span text:style-name="T6"><text:s text:c="4"/>// Compute a new random vector by mapping [0,1] to [min,max]</text:span></text:span></text:p>
      <text:p text:style-name="Standard"><text:span text:style-name="Teletype"><text:span text:style-name="T6"><text:s text:c="4"/>x = zeros(this.nbinputparams,1)</text:span></text:span></text:p>
      <text:p text:style-name="Standard"><text:span text:style-name="Teletype"><text:span text:style-name="T6"><text:s text:c="4"/>for iparam=1:this.nbinputparams</text:span></text:span></text:p>
      <text:p text:style-name="Standard"><text:span text:style-name="Teletype"><text:span text:style-name="T6"><text:s text:c="6"/>select this.generator</text:span></text:span></text:p>
      <text:p text:style-name="Standard"><text:span text:style-name="Teletype"><text:span text:style-name="T6"><text:s text:c="6"/>case "uniform" then</text:span></text:span></text:p>
      <text:p text:style-name="Standard"><text:span text:style-name="Teletype"><text:span text:style-name="T6"><text:s text:c="8"/>Low = this.boundsmin(iparam);</text:span></text:span></text:p>
      <text:p text:style-name="Standard"><text:span text:style-name="Teletype"><text:span text:style-name="T6"><text:s text:c="8"/>High = this.boundsmax(iparam);</text:span></text:span></text:p>
      <text:p text:style-name="Standard"><text:span text:style-name="Teletype"><text:span text:style-name="T6"><text:s text:c="8"/>x(iparam) = grand(1,1,'unf',Low,High);</text:span></text:span></text:p>
      <text:p text:style-name="Standard"><text:span text:style-name="Teletype"><text:span text:style-name="T6"><text:s text:c="6"/>case "normal"</text:span></text:span></text:p>
      <text:p text:style-name="Standard"><text:span text:style-name="Teletype"><text:span text:style-name="T6"><text:s text:c="8"/>Av = this.average(iparam);</text:span></text:span></text:p>
      <text:p text:style-name="Standard"><text:span text:style-name="Teletype"><text:span text:style-name="T6"><text:s text:c="8"/>Sd = this.stdeviation(iparam);</text:span></text:span></text:p>
      <text:p text:style-name="Standard"><text:span text:style-name="Teletype"><text:span text:style-name="T6"><text:s text:c="8"/>x(iparam) = grand(1,1,'nor',Av,Sd);</text:span></text:span></text:p>
      <text:p text:style-name="Standard"><text:span text:style-name="Teletype"><text:span text:style-name="T6"><text:s text:c="6"/>case "callback"</text:span></text:span></text:p>
      <text:p text:style-name="Standard"><text:span text:style-name="Teletype"><text:span text:style-name="T6"><text:s text:c="8"/>x(iparam) = this.generatorcallback(op,ishot,iparam);</text:span></text:span></text:p>
      <text:p text:style-name="Standard"><text:span text:style-name="Teletype"><text:span text:style-name="T6"><text:s text:c="6"/>else</text:span></text:span></text:p>
      <text:p text:style-name="Standard"><text:span text:style-name="Teletype"><text:span text:style-name="T6"><text:s text:c="8"/>errmsg = sprintf("Unknown random number generator %s",this.generator);</text:span></text:span></text:p>
      <text:p text:style-name="Standard"><text:span text:style-name="Teletype"><text:span text:style-name="T6"><text:s text:c="8"/>error(errmsg);</text:span></text:span></text:p>
      <text:p text:style-name="Standard"><text:span text:style-name="Teletype"><text:span text:style-name="T6"><text:s text:c="6"/>end</text:span></text:span></text:p>
      <text:p text:style-name="Standard"><text:soft-page-break/><text:span text:style-name="Teletype"><text:span text:style-name="T6"><text:s text:c="6"/>this.inputdata(ishot,iparam) = x(iparam);</text:span></text:span></text:p>
      <text:p text:style-name="Standard"><text:span text:style-name="Teletype"><text:span text:style-name="T6"><text:s text:c="4"/>end</text:span></text:span></text:p>
      <text:p text:style-name="Standard"><text:span text:style-name="Teletype"><text:span text:style-name="T6"><text:s text:c="4"/>// Call back</text:span></text:span></text:p>
      <text:p text:style-name="Standard"><text:span text:style-name="Teletype"><text:span text:style-name="T6"><text:s text:c="4"/>y = this.callback(x);</text:span></text:span></text:p>
      <text:p text:style-name="Standard"><text:span text:style-name="Teletype"><text:span text:style-name="T6"><text:s text:c="4"/>if (this.verbose==1) then</text:span></text:span></text:p>
      <text:p text:style-name="Standard"><text:span text:style-name="Teletype"><text:span text:style-name="T6"><text:s text:c="6"/>printf("Shot #%d \n", ishot);</text:span></text:span></text:p>
      <text:p text:style-name="Standard"><text:span text:style-name="Teletype"><text:span text:style-name="T6"><text:s text:c="6"/>printf("x:\n");</text:span></text:span></text:p>
      <text:p text:style-name="Standard"><text:span text:style-name="Teletype"><text:span text:style-name="T6"><text:s text:c="6"/>disp(x);</text:span></text:span></text:p>
      <text:p text:style-name="Standard"><text:span text:style-name="Teletype"><text:span text:style-name="T6"><text:s text:c="6"/>printf("y:\n");</text:span></text:span></text:p>
      <text:p text:style-name="Standard"><text:span text:style-name="Teletype"><text:span text:style-name="T6"><text:s text:c="6"/>disp(y);</text:span></text:span></text:p>
      <text:p text:style-name="Standard"><text:span text:style-name="Teletype"><text:span text:style-name="T6"><text:s text:c="4"/>end</text:span></text:span></text:p>
      <text:p text:style-name="Standard"><text:span text:style-name="Teletype"><text:span text:style-name="T6"><text:s text:c="4"/>// Store output data</text:span></text:span></text:p>
      <text:p text:style-name="Standard"><text:span text:style-name="Teletype"><text:span text:style-name="T6"><text:s text:c="4"/>for oparam=1:this.nboutputparams</text:span></text:span></text:p>
      <text:p text:style-name="Standard"><text:span text:style-name="Teletype"><text:span text:style-name="T6"><text:s text:c="6"/>this.outputdata(ishot,oparam) = y(oparam);</text:span></text:span></text:p>
      <text:p text:style-name="Standard"><text:span text:style-name="Teletype"><text:span text:style-name="T6"><text:s text:c="4"/>end</text:span></text:span></text:p>
      <text:p text:style-name="Standard"><text:span text:style-name="Teletype"><text:span text:style-name="T6"><text:s text:c="2"/>end</text:span></text:span></text:p>
      <text:p text:style-name="Standard"><text:span text:style-name="Teletype"><text:span text:style-name="T6">endfunction</text:span></text:span></text:p>
      <text:p text:style-name="Standard"><text:span text:style-name="Teletype"><text:span text:style-name="T6">//</text:span></text:span></text:p>
      <text:p text:style-name="Standard"><text:span text:style-name="Teletype"><text:span text:style-name="T6">// mce_getshot --</text:span></text:span></text:p>
      <text:p text:style-name="Standard"><text:span text:style-name="Teletype"><text:span text:style-name="T6">// <text:s text:c="2"/>Returns the data for given shot number :</text:span></text:span></text:p>
      <text:p text:style-name="Standard"><text:span text:style-name="Teletype"><text:span text:style-name="T6">// Arguments :</text:span></text:span></text:p>
      <text:p text:style-name="Standard"><text:span text:style-name="Teletype"><text:span text:style-name="T6">// <text:s text:c="2"/>x : input vector</text:span></text:span></text:p>
      <text:p text:style-name="Standard"><text:span text:style-name="Teletype"><text:span text:style-name="T6">// <text:s text:c="2"/>y : output vector</text:span></text:span></text:p>
      <text:p text:style-name="Standard"><text:span text:style-name="Teletype"><text:span text:style-name="T6">//</text:span></text:span></text:p>
      <text:p text:style-name="Standard"><text:span text:style-name="Teletype"><text:span text:style-name="T6">function [x , y] = mce_getshot (this,ishot)</text:span></text:span></text:p>
      <text:p text:style-name="Standard"><text:span text:style-name="Teletype"><text:span text:style-name="T6"><text:s text:c="2"/>x(1:this.nbinputparams) = this.inputdata (ishot,1:this.nbinputparams)</text:span></text:span></text:p>
      <text:p text:style-name="Standard"><text:span text:style-name="Teletype"><text:span text:style-name="T6"><text:s text:c="2"/>y(1:this.nboutputparams) = this.outputdata (ishot,1:this.nboutputparams)</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The following script is a test for the Monte-Carlo engine.</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montecarloengine.test --</text:span></text:span></text:p>
      <text:p text:style-name="Standard"><text:span text:style-name="Teletype"><text:span text:style-name="T6">// <text:s text:c="2"/>A test for montecarloengine.sci</text:span></text:span></text:p>
      <text:p text:style-name="Standard"><text:span text:style-name="Teletype"><text:span text:style-name="T6">//</text:span></text:span></text:p>
      <text:p text:style-name="Standard"><text:span text:style-name="Teletype"><text:span text:style-name="T6">// Copyright (C) Scilab, 2008, Michael Baudin</text:span></text:span></text:p>
      <text:p text:style-name="Standard"><text:span text:style-name="Teletype"><text:span text:style-name="T6">//</text:span></text:span></text:p>
      <text:p text:style-name="Standard"><text:span text:style-name="Teletype"><text:span text:style-name="T6"/></text:span></text:p>
      <text:p text:style-name="Standard"><text:span text:style-name="Teletype"><text:span text:style-name="T6">exec montecarloengine.sci;</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Check processing of options</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op = mce_configure(op,"-nbshots",12);</text:span></text:span></text:p>
      <text:p text:style-name="Standard"><text:span text:style-name="Teletype"><text:span text:style-name="T6">nbshots = mce_cget(op,"-nbshots");</text:span></text:span></text:p>
      <text:p text:style-name="Standard"><text:span text:style-name="Teletype"><text:span text:style-name="T6">if nbshots&lt;&gt;12 then pause,end</text:span></text:span></text:p>
      <text:p text:style-name="Standard"><text:span text:style-name="Teletype"><text:span text:style-name="T6">mce_display (op);</text:span></text:span></text:p>
      <text:p text:style-name="Standard"><text:span text:style-name="Teletype"><text:span text:style-name="T6">clear op;</text:span></text:span></text:p>
      <text:p text:style-name="Standard"><text:span text:style-name="Teletype"><text:span text:style-name="T6">//</text:span></text:span></text:p>
      <text:p text:style-name="Standard"><text:soft-page-break/><text:span text:style-name="Teletype"><text:span text:style-name="T6">// Compute integral of a function for a given domain with Monte Carlo method</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op = mce_configure(op,"-verbose",1);</text:span></text:span></text:p>
      <text:p text:style-name="Standard"><text:span text:style-name="Teletype"><text:span text:style-name="T6">verbose = mce_cget(op,"-verbose");</text:span></text:span></text:p>
      <text:p text:style-name="Standard"><text:span text:style-name="Teletype"><text:span text:style-name="T6">if verbose&lt;&gt;1 then pause,end</text:span></text:span></text:p>
      <text:p text:style-name="Standard"><text:span text:style-name="Teletype"><text:span text:style-name="T6"/></text:span></text:p>
      <text:p text:style-name="Standard"><text:span text:style-name="Teletype"><text:span text:style-name="T6">op = mce_configure(op,"-nbinputparams",3);</text:span></text:span></text:p>
      <text:p text:style-name="Standard"><text:span text:style-name="Teletype"><text:span text:style-name="T6">op = mce_configure(op,"-nboutputparams",1);</text:span></text:span></text:p>
      <text:p text:style-name="Standard"><text:span text:style-name="Teletype"><text:span text:style-name="T6">op = mce_configure(op,"-generator","uniform");</text:span></text:span></text:p>
      <text:p text:style-name="Standard"><text:span text:style-name="Teletype"><text:span text:style-name="T6"/></text:span></text:p>
      <text:p text:style-name="Standard"><text:span text:style-name="Teletype"><text:span text:style-name="T6">function y = myfunction(x)</text:span></text:span></text:p>
      <text:p text:style-name="Standard"><text:span text:style-name="Teletype"><text:span text:style-name="T6"><text:s text:c="2"/>y = x(1) + x(2) + x(3)</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op = mce_configure(op,"-callback",myfunction);</text:span></text:span></text:p>
      <text:p text:style-name="Standard"><text:span text:style-name="Teletype"><text:span text:style-name="T6">minbounds = [0 0 0];</text:span></text:span></text:p>
      <text:p text:style-name="Standard"><text:span text:style-name="Teletype"><text:span text:style-name="T6">op = mce_configure(op,"-boundsmin",minbounds);</text:span></text:span></text:p>
      <text:p text:style-name="Standard"><text:span text:style-name="Teletype"><text:span text:style-name="T6">maxbounds = [1 1 1];</text:span></text:span></text:p>
      <text:p text:style-name="Standard"><text:span text:style-name="Teletype"><text:span text:style-name="T6">op = mce_configure(op,"-boundsmax",maxbounds);</text:span></text:span></text:p>
      <text:p text:style-name="Standard"><text:span text:style-name="Teletype"><text:span text:style-name="T6">mce_display (op);</text:span></text:span></text:p>
      <text:p text:style-name="Standard"><text:span text:style-name="Teletype"><text:span text:style-name="T6">op = mce_run(op);</text:span></text:span></text:p>
      <text:p text:style-name="Standard"><text:span text:style-name="Teletype"><text:span text:style-name="T6">nbshots = mce_cget(op,"-nbshots");</text:span></text:span></text:p>
      <text:p text:style-name="Standard"><text:span text:style-name="Teletype"><text:span text:style-name="T6">// Compute volume</text:span></text:span></text:p>
      <text:p text:style-name="Standard"><text:span text:style-name="Teletype"><text:span text:style-name="T6">volume = 1.</text:span></text:span></text:p>
      <text:p text:style-name="Standard"><text:span text:style-name="Teletype"><text:span text:style-name="T6">for iparam=1:3</text:span></text:span></text:p>
      <text:p text:style-name="Standard"><text:span text:style-name="Teletype"><text:span text:style-name="T6"><text:s text:c="2"/>volume = volume * (maxbounds(iparam) - minbounds(iparam))</text:span></text:span></text:p>
      <text:p text:style-name="Standard"><text:span text:style-name="Teletype"><text:span text:style-name="T6">end</text:span></text:span></text:p>
      <text:p text:style-name="Standard"><text:span text:style-name="Teletype"><text:span text:style-name="T6">// Compute sum</text:span></text:span></text:p>
      <text:p text:style-name="Standard"><text:span text:style-name="Teletype"><text:span text:style-name="T6">total = 0.</text:span></text:span></text:p>
      <text:p text:style-name="Standard"><text:span text:style-name="Teletype"><text:span text:style-name="T6">for ishot=1:nbshots</text:span></text:span></text:p>
      <text:p text:style-name="Standard"><text:span text:style-name="Teletype"><text:span text:style-name="T6"><text:s text:c="2"/>[x y] = mce_getshot(op,ishot);</text:span></text:span></text:p>
      <text:p text:style-name="Standard"><text:span text:style-name="Teletype"><text:span text:style-name="T6"><text:s text:c="2"/>total = total + y;</text:span></text:span></text:p>
      <text:p text:style-name="Standard"><text:span text:style-name="Teletype"><text:span text:style-name="T6">end <text:s/></text:span></text:span></text:p>
      <text:p text:style-name="Standard"><text:span text:style-name="Teletype"><text:span text:style-name="T6">integral = volume * total / nbshots;</text:span></text:span></text:p>
      <text:p text:style-name="Standard"><text:span text:style-name="Teletype"><text:span text:style-name="T6">// Check error</text:span></text:span></text:p>
      <text:p text:style-name="Standard"><text:span text:style-name="Teletype"><text:span text:style-name="T6">expected = 1.5;</text:span></text:span></text:p>
      <text:p text:style-name="Standard"><text:span text:style-name="Teletype"><text:span text:style-name="T6">relative = abs(integral - expected)/expected;</text:span></text:span></text:p>
      <text:p text:style-name="Standard"><text:span text:style-name="Teletype"><text:span text:style-name="T6">printf("Integral %f \n", integral);</text:span></text:span></text:p>
      <text:p text:style-name="Standard"><text:span text:style-name="Teletype"><text:span text:style-name="T6">printf("Relative %f \n", relative);</text:span></text:span></text:p>
      <text:p text:style-name="Standard"><text:span text:style-name="Teletype"><text:span text:style-name="T6">if relative&gt;0.1 then pause,end</text:span></text:span></text:p>
      <text:p text:style-name="Standard"><text:span text:style-name="Teletype"><text:span text:style-name="T6">clear op;</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Compute pi with Monte Carlo method</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text:span></text:p>
      <text:p text:style-name="Standard"><text:span text:style-name="Teletype"><text:span text:style-name="T6">op = mce_configure(op,"-nbinputparams",2);</text:span></text:span></text:p>
      <text:p text:style-name="Standard"><text:span text:style-name="Teletype"><text:span text:style-name="T6">op = mce_configure(op,"-nboutputparams",1);</text:span></text:span></text:p>
      <text:p text:style-name="Standard"><text:soft-page-break/><text:span text:style-name="Teletype"><text:span text:style-name="T6">op = mce_configure(op,"-generator","uniform");</text:span></text:span></text:p>
      <text:p text:style-name="Standard"><text:span text:style-name="Teletype"><text:span text:style-name="T6"/></text:span></text:p>
      <text:p text:style-name="Standard"><text:span text:style-name="Teletype"><text:span text:style-name="T6">function y = myfunction(x)</text:span></text:span></text:p>
      <text:p text:style-name="Standard"><text:span text:style-name="Teletype"><text:span text:style-name="T6"><text:s text:c="2"/>y = (x(1)**2 + x(2)**2)&lt;1.</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op = mce_configure(op,"-callback",myfunction);</text:span></text:span></text:p>
      <text:p text:style-name="Standard"><text:span text:style-name="Teletype"><text:span text:style-name="T6">minbounds = [0 0 0];</text:span></text:span></text:p>
      <text:p text:style-name="Standard"><text:span text:style-name="Teletype"><text:span text:style-name="T6">op = mce_configure(op,"-boundsmin",minbounds);</text:span></text:span></text:p>
      <text:p text:style-name="Standard"><text:span text:style-name="Teletype"><text:span text:style-name="T6">maxbounds = [1 1 1];</text:span></text:span></text:p>
      <text:p text:style-name="Standard"><text:span text:style-name="Teletype"><text:span text:style-name="T6">op = mce_configure(op,"-boundsmax",maxbounds);</text:span></text:span></text:p>
      <text:p text:style-name="Standard"><text:span text:style-name="Teletype"><text:span text:style-name="T6">mce_display (op);</text:span></text:span></text:p>
      <text:p text:style-name="Standard"><text:span text:style-name="Teletype"><text:span text:style-name="T6">op = mce_run(op);</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Compute the number of points in the circle</text:span></text:span></text:p>
      <text:p text:style-name="Standard"><text:span text:style-name="Teletype"><text:span text:style-name="T6">//</text:span></text:span></text:p>
      <text:p text:style-name="Standard"><text:span text:style-name="Teletype"><text:span text:style-name="T6">nbpoints = 0;</text:span></text:span></text:p>
      <text:p text:style-name="Standard"><text:span text:style-name="Teletype"><text:span text:style-name="T6">for ishot=1:nbshots</text:span></text:span></text:p>
      <text:p text:style-name="Standard"><text:span text:style-name="Teletype"><text:span text:style-name="T6"><text:s text:c="2"/>[x y] = mce_getshot(op,ishot);</text:span></text:span></text:p>
      <text:p text:style-name="Standard"><text:span text:style-name="Teletype"><text:span text:style-name="T6"><text:s text:c="2"/>if y then</text:span></text:span></text:p>
      <text:p text:style-name="Standard"><text:span text:style-name="Teletype"><text:span text:style-name="T6"><text:s text:c="4"/>nbpoints = nbpoints + 1;</text:span></text:span></text:p>
      <text:p text:style-name="Standard"><text:span text:style-name="Teletype"><text:span text:style-name="T6"><text:s text:c="2"/>end</text:span></text:span></text:p>
      <text:p text:style-name="Standard"><text:span text:style-name="Teletype"><text:span text:style-name="T6">end <text:s/></text:span></text:span></text:p>
      <text:p text:style-name="Standard"><text:span text:style-name="Teletype"><text:span text:style-name="T6">mprintf "Number of shots inside the circle : %d", nbpoints)</text:span></text:span></text:p>
      <text:p text:style-name="Standard"><text:span text:style-name="Teletype"><text:span text:style-name="T6">// Compute pi</text:span></text:span></text:p>
      <text:p text:style-name="Standard"><text:span text:style-name="Teletype"><text:span text:style-name="T6">pi = 4* nbpoints / nbshots</text:span></text:span></text:p>
      <text:p text:style-name="Standard"><text:span text:style-name="Teletype"><text:span text:style-name="T6">// Check error</text:span></text:span></text:p>
      <text:p text:style-name="Standard"><text:span text:style-name="Teletype"><text:span text:style-name="T6">expected = 3.141592654;</text:span></text:span></text:p>
      <text:p text:style-name="Standard"><text:span text:style-name="Teletype"><text:span text:style-name="T6">relative = abs(pi - expected)/expected;</text:span></text:span></text:p>
      <text:p text:style-name="Standard"><text:span text:style-name="Teletype"><text:span text:style-name="T6">printf("Pi %f \n", pi);</text:span></text:span></text:p>
      <text:p text:style-name="Standard"><text:span text:style-name="Teletype"><text:span text:style-name="T6">printf("Relative %f \n", relative);</text:span></text:span></text:p>
      <text:p text:style-name="Standard"><text:span text:style-name="Teletype"><text:span text:style-name="T6">if relative&gt;0.1 then pause,end</text:span></text:span></text:p>
      <text:p text:style-name="Standard"><text:span text:style-name="Teletype"><text:span text:style-name="T6">clear op;</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Check properties of normal law</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text:span></text:p>
      <text:p text:style-name="Standard"><text:span text:style-name="Teletype"><text:span text:style-name="T6">op = mce_configure(op,"-nbinputparams",3);</text:span></text:span></text:p>
      <text:p text:style-name="Standard"><text:span text:style-name="Teletype"><text:span text:style-name="T6">op = mce_configure(op,"-nboutputparams",3);</text:span></text:span></text:p>
      <text:p text:style-name="Standard"><text:span text:style-name="Teletype"><text:span text:style-name="T6"/></text:span></text:p>
      <text:p text:style-name="Standard"><text:span text:style-name="Teletype"><text:span text:style-name="T6">function y = noop(x)</text:span></text:span></text:p>
      <text:p text:style-name="Standard"><text:span text:style-name="Teletype"><text:span text:style-name="T6"><text:s text:c="2"/>y = x</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op = mce_configure(op,"-callback",noop);</text:span></text:span></text:p>
      <text:p text:style-name="Standard"><text:span text:style-name="Teletype"><text:span text:style-name="T6">op = mce_configure(op,"-generator","normal");</text:span></text:span></text:p>
      <text:p text:style-name="Standard"><text:span text:style-name="Teletype"><text:span text:style-name="T6">average = [2 3 4];</text:span></text:span></text:p>
      <text:p text:style-name="Standard"><text:soft-page-break/><text:span text:style-name="Teletype"><text:span text:style-name="T6">op = mce_configure(op,"-average",average);</text:span></text:span></text:p>
      <text:p text:style-name="Standard"><text:span text:style-name="Teletype"><text:span text:style-name="T6">stdeviation = [5 6 7];</text:span></text:span></text:p>
      <text:p text:style-name="Standard"><text:span text:style-name="Teletype"><text:span text:style-name="T6">op = mce_configure(op,"-stdeviation",stdeviation);</text:span></text:span></text:p>
      <text:p text:style-name="Standard"><text:span text:style-name="Teletype"><text:span text:style-name="T6">mce_display (op);</text:span></text:span></text:p>
      <text:p text:style-name="Standard"><text:span text:style-name="Teletype"><text:span text:style-name="T6">op = mce_run(op);</text:span></text:span></text:p>
      <text:p text:style-name="Standard"><text:span text:style-name="Teletype"><text:span text:style-name="T6">nbshots = mce_cget(op,"-nbshots");</text:span></text:span></text:p>
      <text:p text:style-name="Standard"><text:span text:style-name="Teletype"><text:span text:style-name="T6">printf("Number of shots #%d \n", nbshots);</text:span></text:span></text:p>
      <text:p text:style-name="Standard"><text:span text:style-name="Teletype"><text:span text:style-name="T6">// Compute stdev and mean for each param</text:span></text:span></text:p>
      <text:p text:style-name="Standard"><text:span text:style-name="Teletype"><text:span text:style-name="T6">xshots = zeros(nbshots);</text:span></text:span></text:p>
      <text:p text:style-name="Standard"><text:span text:style-name="Teletype"><text:span text:style-name="T6">meanx = zeros(3);</text:span></text:span></text:p>
      <text:p text:style-name="Standard"><text:span text:style-name="Teletype"><text:span text:style-name="T6">stdx = zeros(3);</text:span></text:span></text:p>
      <text:p text:style-name="Standard"><text:span text:style-name="Teletype"><text:span text:style-name="T6">for iparam=1:3</text:span></text:span></text:p>
      <text:p text:style-name="Standard"><text:span text:style-name="Teletype"><text:span text:style-name="T6"><text:s text:c="2"/>for ishot=1:nbshots</text:span></text:span></text:p>
      <text:p text:style-name="Standard"><text:span text:style-name="Teletype"><text:span text:style-name="T6"><text:s text:c="4"/>[x y] = mce_getshot(op,ishot);</text:span></text:span></text:p>
      <text:p text:style-name="Standard"><text:span text:style-name="Teletype"><text:span text:style-name="T6"><text:s text:c="4"/>xshots(ishot) = x(iparam);</text:span></text:span></text:p>
      <text:p text:style-name="Standard"><text:span text:style-name="Teletype"><text:span text:style-name="T6"><text:s text:c="2"/>end</text:span></text:span></text:p>
      <text:p text:style-name="Standard"><text:span text:style-name="Teletype"><text:span text:style-name="T6"><text:s text:c="2"/>meanx(iparam) = mean(xshots);</text:span></text:span></text:p>
      <text:p text:style-name="Standard"><text:span text:style-name="Teletype"><text:span text:style-name="T6"><text:s text:c="2"/>stdx(iparam) = st_deviation(xshots);</text:span></text:span></text:p>
      <text:p text:style-name="Standard"><text:span text:style-name="Teletype"><text:span text:style-name="T6"><text:s text:c="2"/>printf("Param #%d \n", iparam);</text:span></text:span></text:p>
      <text:p text:style-name="Standard"><text:span text:style-name="Teletype"><text:span text:style-name="T6"><text:s text:c="2"/>printf("Mean <text:s/>%f \n", meanx(iparam));</text:span></text:span></text:p>
      <text:p text:style-name="Standard"><text:span text:style-name="Teletype"><text:span text:style-name="T6"><text:s text:c="2"/>printf("Standard deviation %f \n", stdx(iparam));</text:span></text:span></text:p>
      <text:p text:style-name="Standard"><text:span text:style-name="Teletype"><text:span text:style-name="T6">end</text:span></text:span></text:p>
      <text:p text:style-name="Standard"><text:span text:style-name="Teletype"><text:span text:style-name="T6">if abs(meanx(1)-2)/2&gt;0.1 then pause,end</text:span></text:span></text:p>
      <text:p text:style-name="Standard"><text:span text:style-name="Teletype"><text:span text:style-name="T6">if abs(meanx(2)-3)/3&gt;0.1 then pause,end</text:span></text:span></text:p>
      <text:p text:style-name="Standard"><text:span text:style-name="Teletype"><text:span text:style-name="T6">if abs(meanx(3)-4)/4&gt;0.1 then pause,end</text:span></text:span></text:p>
      <text:p text:style-name="Standard"><text:span text:style-name="Teletype"><text:span text:style-name="T6">if abs(stdx(1)-5)/5&gt;0.1 then pause,end</text:span></text:span></text:p>
      <text:p text:style-name="Standard"><text:span text:style-name="Teletype"><text:span text:style-name="T6">if abs(stdx(2)-6)/6&gt;0.1 then pause,end</text:span></text:span></text:p>
      <text:p text:style-name="Standard"><text:span text:style-name="Teletype"><text:span text:style-name="T6">if abs(stdx(3)-7)/7&gt;0.1 then pause,end</text:span></text:span></text:p>
      <text:p text:style-name="Standard"><text:span text:style-name="Teletype"><text:span text:style-name="T6">clear op;</text:span></text:span></text:p>
      <text:p text:style-name="Standard"><text:span text:style-name="Teletype"><text:span text:style-name="T6">//</text:span></text:span></text:p>
      <text:p text:style-name="Standard"><text:span text:style-name="Teletype"><text:span text:style-name="T6">// Check properties of standard normal law</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text:span></text:p>
      <text:p text:style-name="Standard"><text:span text:style-name="Teletype"><text:span text:style-name="T6">op = mce_configure(op,"-nbinputparams",3);</text:span></text:span></text:p>
      <text:p text:style-name="Standard"><text:span text:style-name="Teletype"><text:span text:style-name="T6">op = mce_configure(op,"-nboutputparams",3);</text:span></text:span></text:p>
      <text:p text:style-name="Standard"><text:span text:style-name="Teletype"><text:span text:style-name="T6"/></text:span></text:p>
      <text:p text:style-name="Standard"><text:span text:style-name="Teletype"><text:span text:style-name="T6">function y = noop(x)</text:span></text:span></text:p>
      <text:p text:style-name="Standard"><text:span text:style-name="Teletype"><text:span text:style-name="T6"><text:s text:c="2"/>y = x</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op = mce_configure(op,"-callback",noop);</text:span></text:span></text:p>
      <text:p text:style-name="Standard"><text:span text:style-name="Teletype"><text:span text:style-name="T6">op = mce_configure(op,"-generator","normalstandard");</text:span></text:span></text:p>
      <text:p text:style-name="Standard"><text:span text:style-name="Teletype"><text:span text:style-name="T6">mce_display (op);</text:span></text:span></text:p>
      <text:p text:style-name="Standard"><text:span text:style-name="Teletype"><text:span text:style-name="T6">op = mce_run(op);</text:span></text:span></text:p>
      <text:p text:style-name="Standard"><text:span text:style-name="Teletype"><text:span text:style-name="T6">nbshots = mce_cget(op,"-nbshots");</text:span></text:span></text:p>
      <text:p text:style-name="Standard"><text:span text:style-name="Teletype"><text:span text:style-name="T6">printf("Number of shots #%d \n", nbshots);</text:span></text:span></text:p>
      <text:p text:style-name="Standard"><text:span text:style-name="Teletype"><text:span text:style-name="T6">// Compute stdev and mean for each param</text:span></text:span></text:p>
      <text:p text:style-name="Standard"><text:span text:style-name="Teletype"><text:span text:style-name="T6">xshots = zeros(nbshots);</text:span></text:span></text:p>
      <text:p text:style-name="Standard"><text:span text:style-name="Teletype"><text:span text:style-name="T6">meanx = zeros(3);</text:span></text:span></text:p>
      <text:p text:style-name="Standard"><text:soft-page-break/><text:span text:style-name="Teletype"><text:span text:style-name="T6">stdx = zeros(3);</text:span></text:span></text:p>
      <text:p text:style-name="Standard"><text:span text:style-name="Teletype"><text:span text:style-name="T6">for iparam=1:3</text:span></text:span></text:p>
      <text:p text:style-name="Standard"><text:span text:style-name="Teletype"><text:span text:style-name="T6"><text:s text:c="2"/>for ishot=1:nbshots</text:span></text:span></text:p>
      <text:p text:style-name="Standard"><text:span text:style-name="Teletype"><text:span text:style-name="T6"><text:s text:c="4"/>[x y] = mce_getshot(op,ishot);</text:span></text:span></text:p>
      <text:p text:style-name="Standard"><text:span text:style-name="Teletype"><text:span text:style-name="T6"><text:s text:c="4"/>xshots(ishot) = x(iparam);</text:span></text:span></text:p>
      <text:p text:style-name="Standard"><text:span text:style-name="Teletype"><text:span text:style-name="T6"><text:s text:c="2"/>end</text:span></text:span></text:p>
      <text:p text:style-name="Standard"><text:span text:style-name="Teletype"><text:span text:style-name="T6"><text:s text:c="2"/>meanx(iparam) = mean(xshots);</text:span></text:span></text:p>
      <text:p text:style-name="Standard"><text:span text:style-name="Teletype"><text:span text:style-name="T6"><text:s text:c="2"/>stdx(iparam) = st_deviation(xshots);</text:span></text:span></text:p>
      <text:p text:style-name="Standard"><text:span text:style-name="Teletype"><text:span text:style-name="T6"><text:s text:c="2"/>printf("Param #%d \n", iparam);</text:span></text:span></text:p>
      <text:p text:style-name="Standard"><text:span text:style-name="Teletype"><text:span text:style-name="T6"><text:s text:c="2"/>printf("Mean <text:s/>%f \n", meanx(iparam));</text:span></text:span></text:p>
      <text:p text:style-name="Standard"><text:span text:style-name="Teletype"><text:span text:style-name="T6"><text:s text:c="2"/>printf("Standard deviation %f \n", stdx(iparam));</text:span></text:span></text:p>
      <text:p text:style-name="Standard"><text:span text:style-name="Teletype"><text:span text:style-name="T6">end</text:span></text:span></text:p>
      <text:p text:style-name="Standard"><text:span text:style-name="Teletype"><text:span text:style-name="T6">if abs(meanx(1))&gt;0.1 then pause,end</text:span></text:span></text:p>
      <text:p text:style-name="Standard"><text:span text:style-name="Teletype"><text:span text:style-name="T6">if abs(meanx(2))&gt;0.1 then pause,end</text:span></text:span></text:p>
      <text:p text:style-name="Standard"><text:span text:style-name="Teletype"><text:span text:style-name="T6">if abs(meanx(3))&gt;0.1 then pause,end</text:span></text:span></text:p>
      <text:p text:style-name="Standard"><text:span text:style-name="Teletype"><text:span text:style-name="T6">if abs(stdx(1)-1)&gt;0.1 then pause,end</text:span></text:span></text:p>
      <text:p text:style-name="Standard"><text:span text:style-name="Teletype"><text:span text:style-name="T6">if abs(stdx(2)-1)&gt;0.1 then pause,end</text:span></text:span></text:p>
      <text:p text:style-name="Standard"><text:span text:style-name="Teletype"><text:span text:style-name="T6">if abs(stdx(3)-1)&gt;0.1 then pause,end</text:span></text:span></text:p>
      <text:p text:style-name="Standard"><text:span text:style-name="Teletype"><text:span text:style-name="T6">clear op;</text:span></text:span></text:p>
      <text:p text:style-name="Standard"><text:span text:style-name="Teletype"><text:span text:style-name="T6">//</text:span></text:span></text:p>
      <text:p text:style-name="Standard"><text:span text:style-name="Teletype"><text:span text:style-name="T6">// Use Monte-Carlo system with customized random number generator</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text:span></text:p>
      <text:p text:style-name="Standard"><text:span text:style-name="Teletype"><text:span text:style-name="T6">op = mce_configure(op,"-nbinputparams",3);</text:span></text:span></text:p>
      <text:p text:style-name="Standard"><text:span text:style-name="Teletype"><text:span text:style-name="T6">op = mce_configure(op,"-nboutputparams",3);</text:span></text:span></text:p>
      <text:p text:style-name="Standard"><text:span text:style-name="Teletype"><text:span text:style-name="T6"/></text:span></text:p>
      <text:p text:style-name="Standard"><text:span text:style-name="Teletype"><text:span text:style-name="T6">function y = noop(x)</text:span></text:span></text:p>
      <text:p text:style-name="Standard"><text:span text:style-name="Teletype"><text:span text:style-name="T6"><text:s text:c="2"/>y = x</text:span></text:span></text:p>
      <text:p text:style-name="Standard"><text:span text:style-name="Teletype"><text:span text:style-name="T6">endfunction</text:span></text:span></text:p>
      <text:p text:style-name="Standard"><text:span text:style-name="Teletype"><text:span text:style-name="T6">function xi = mygenerator(op,ishot,iparam)</text:span></text:span></text:p>
      <text:p text:style-name="Standard"><text:span text:style-name="Teletype"><text:span text:style-name="T6"><text:s text:c="2"/>xi = grand(1,1,'nor',0.,1.)</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op = mce_configure(op,"-callback",noop);</text:span></text:span></text:p>
      <text:p text:style-name="Standard"><text:span text:style-name="Teletype"><text:span text:style-name="T6">op = mce_configure(op,"-generator","callback");</text:span></text:span></text:p>
      <text:p text:style-name="Standard"><text:span text:style-name="Teletype"><text:span text:style-name="T6">op = mce_configure(op,"-generatorcallback",mygenerator);</text:span></text:span></text:p>
      <text:p text:style-name="Standard"><text:span text:style-name="Teletype"><text:span text:style-name="T6"/></text:span></text:p>
      <text:p text:style-name="Standard"><text:span text:style-name="Teletype"><text:span text:style-name="T6">mce_display (op);</text:span></text:span></text:p>
      <text:p text:style-name="Standard"><text:span text:style-name="Teletype"><text:span text:style-name="T6">op = mce_run(op);</text:span></text:span></text:p>
      <text:p text:style-name="Standard"><text:span text:style-name="Teletype"><text:span text:style-name="T6">nbshots = mce_cget(op,"-nbshots");</text:span></text:span></text:p>
      <text:p text:style-name="Standard"><text:span text:style-name="Teletype"><text:span text:style-name="T6">printf("Number of shots #%d \n", nbshots);</text:span></text:span></text:p>
      <text:p text:style-name="Standard"><text:span text:style-name="Teletype"><text:span text:style-name="T6">// Compute stdev and mean for each param</text:span></text:span></text:p>
      <text:p text:style-name="Standard"><text:span text:style-name="Teletype"><text:span text:style-name="T6">xshots = zeros(nbshots);</text:span></text:span></text:p>
      <text:p text:style-name="Standard"><text:span text:style-name="Teletype"><text:span text:style-name="T6">meanx = zeros(3);</text:span></text:span></text:p>
      <text:p text:style-name="Standard"><text:span text:style-name="Teletype"><text:span text:style-name="T6">stdx = zeros(3);</text:span></text:span></text:p>
      <text:p text:style-name="Standard"><text:span text:style-name="Teletype"><text:span text:style-name="T6">for iparam=1:3</text:span></text:span></text:p>
      <text:p text:style-name="Standard"><text:span text:style-name="Teletype"><text:span text:style-name="T6"><text:s text:c="2"/>for ishot=1:nbshots</text:span></text:span></text:p>
      <text:p text:style-name="Standard"><text:span text:style-name="Teletype"><text:span text:style-name="T6"><text:s text:c="4"/>[x y] = mce_getshot(op,ishot);</text:span></text:span></text:p>
      <text:p text:style-name="Standard"><text:span text:style-name="Teletype"><text:span text:style-name="T6"><text:s text:c="4"/>xshots(ishot) = x(iparam);</text:span></text:span></text:p>
      <text:p text:style-name="Standard"><text:soft-page-break/><text:span text:style-name="Teletype"><text:span text:style-name="T6"><text:s text:c="2"/>end</text:span></text:span></text:p>
      <text:p text:style-name="Standard"><text:span text:style-name="Teletype"><text:span text:style-name="T6"><text:s text:c="2"/>meanx(iparam) = mean(xshots);</text:span></text:span></text:p>
      <text:p text:style-name="Standard"><text:span text:style-name="Teletype"><text:span text:style-name="T6"><text:s text:c="2"/>stdx(iparam) = st_deviation(xshots);</text:span></text:span></text:p>
      <text:p text:style-name="Standard"><text:span text:style-name="Teletype"><text:span text:style-name="T6"><text:s text:c="2"/>printf("Param #%d \n", iparam);</text:span></text:span></text:p>
      <text:p text:style-name="Standard"><text:span text:style-name="Teletype"><text:span text:style-name="T6"><text:s text:c="2"/>printf("Mean <text:s/>%f \n", meanx(iparam));</text:span></text:span></text:p>
      <text:p text:style-name="Standard"><text:span text:style-name="Teletype"><text:span text:style-name="T6"><text:s text:c="2"/>printf("Standard deviation %f \n", stdx(iparam));</text:span></text:span></text:p>
      <text:p text:style-name="Standard"><text:span text:style-name="Teletype"><text:span text:style-name="T6">end</text:span></text:span></text:p>
      <text:p text:style-name="Standard"><text:span text:style-name="Teletype"><text:span text:style-name="T6">if abs(meanx(1))&gt;0.1 then pause,end</text:span></text:span></text:p>
      <text:p text:style-name="Standard"><text:span text:style-name="Teletype"><text:span text:style-name="T6">if abs(meanx(2))&gt;0.1 then pause,end</text:span></text:span></text:p>
      <text:p text:style-name="Standard"><text:span text:style-name="Teletype"><text:span text:style-name="T6">if abs(meanx(3))&gt;0.1 then pause,end</text:span></text:span></text:p>
      <text:p text:style-name="Standard"><text:span text:style-name="Teletype"><text:span text:style-name="T6">if abs(stdx(1)-1)&gt;0.1 then pause,end</text:span></text:span></text:p>
      <text:p text:style-name="Standard"><text:span text:style-name="Teletype"><text:span text:style-name="T6">if abs(stdx(2)-1)&gt;0.1 then pause,end</text:span></text:span></text:p>
      <text:p text:style-name="Standard"><text:span text:style-name="Teletype"><text:span text:style-name="T6">if abs(stdx(3)-1)&gt;0.1 then pause,end</text:span></text:span></text:p>
      <text:h text:style-name="P5" text:outline-level="3"><text:span text:style-name="Teletype"><text:span text:style-name="T7">clear op;</text:span></text:span></text:h>
      <text:h text:style-name="P5" text:outline-level="3"><text:span text:style-name="Teletype"><text:span text:style-name="T7"/></text:span></text:h>
      <text:h text:style-name="P5" text:outline-level="3">Appendix B : Numerical Integration</text:h>
      <text:p text:style-name="P3"/>
      <text:p text:style-name="P3">The following script implements a numerical integration component based on the Monte-Carlo engine.</text:p>
      <text:p text:style-name="P3"/>
      <text:p text:style-name="P3">//</text:p>
      <text:p text:style-name="P3">// montecarlointegral.sci --</text:p>
      <text:p text:style-name="P3">// <text:s text:c="2"/>MonteCarlo method to compute the integral of a real function over a domain.</text:p>
      <text:p text:style-name="P3">//</text:p>
      <text:p text:style-name="P3">// Copyright (C) Scilab, 2008, Michael Baudin</text:p>
      <text:p text:style-name="P3">//</text:p>
      <text:p text:style-name="P3">// References :</text:p>
      <text:p text:style-name="P3">//</text:p>
      <text:p text:style-name="P3">// <text:s text:c="2"/>Monte Carlo Methods in Numerical Integration</text:p>
      <text:p text:style-name="P3">// <text:s text:c="2"/>and Optimization,</text:p>
      <text:p text:style-name="P3">// <text:s text:c="2"/>Betro, Cugiani, Schoen</text:p>
      <text:p text:style-name="P3">// <text:s text:c="2"/>Applied Mathematics Monographs</text:p>
      <text:p text:style-name="P3">//</text:p>
      <text:p text:style-name="P3"/>
      <text:p text:style-name="P3">exec montecarloengine.sci;</text:p>
      <text:p text:style-name="P3"/>
      <text:p text:style-name="P3">//</text:p>
      <text:p text:style-name="P3">// mcintegral_sample --</text:p>
      <text:p text:style-name="P3"><text:soft-page-break/>// <text:s text:c="2"/>Compute the function f depending of the input x.</text:p>
      <text:p text:style-name="P3">// <text:s text:c="2"/>This is a template for the function to integrate.</text:p>
      <text:p text:style-name="P3">//</text:p>
      <text:p text:style-name="P3">function y = mcintegral_sample(x)</text:p>
      <text:p text:style-name="P3">y = x(1) + x(2);</text:p>
      <text:p text:style-name="P3">endfunction</text:p>
      <text:p text:style-name="P3"/>
      <text:p text:style-name="P3">//</text:p>
      <text:p text:style-name="P3">// mcintegral_new --</text:p>
      <text:p text:style-name="P3">// <text:s text:c="2"/>Creates a new Monte-Carlo integral solver.</text:p>
      <text:p text:style-name="P3">//</text:p>
      <text:p text:style-name="P3">function newmce = mcintegral_new ()</text:p>
      <text:p text:style-name="P3"><text:s text:c="2"/>newmce = tlist(["T_MONTECARLOINTEGRAL","nbshots","nbparams",...</text:p>
      <text:p text:style-name="P3"><text:s text:c="4"/>"verbose","boundsmin","boundsmax","fcallback"])</text:p>
      <text:p text:style-name="P3"><text:s text:c="2"/>newmce.nbparams=0</text:p>
      <text:p text:style-name="P3"><text:s text:c="2"/>newmce.nbshots=10000</text:p>
      <text:p text:style-name="P3"><text:s text:c="2"/>newmce.verbose=0</text:p>
      <text:p text:style-name="P3"><text:s text:c="2"/>newmce.fcallback = mcintegral_sample</text:p>
      <text:p text:style-name="P3">endfunction</text:p>
      <text:p text:style-name="P3"/>
      <text:p text:style-name="P3">//</text:p>
      <text:p text:style-name="P3">// mcintegral_configure --</text:p>
      <text:p text:style-name="P3">// <text:s text:c="2"/>Configure mcintegral and returns the modified object.</text:p>
      <text:p text:style-name="P3">//</text:p>
      <text:p text:style-name="P3">function this = mcintegral_configure (this,key,value)</text:p>
      <text:p text:style-name="P3"><text:s text:c="2"/>select key</text:p>
      <text:p text:style-name="P3"><text:s text:c="2"/>case "-nbparams" then</text:p>
      <text:p text:style-name="P3"><text:s text:c="4"/>this.nbparams = value</text:p>
      <text:p text:style-name="P3"><text:s text:c="2"/>case "-nbshots" then</text:p>
      <text:p text:style-name="P3"><text:s text:c="4"/>this.nbshots = value</text:p>
      <text:p text:style-name="P3"><text:s text:c="2"/>case "-verbose" then</text:p>
      <text:p text:style-name="P3"><text:s text:c="4"/>this.verbose = value</text:p>
      <text:p text:style-name="P3"><text:s text:c="2"/>case "-fcallback" then</text:p>
      <text:p text:style-name="P3"><text:s text:c="4"/>this.fcallback = value</text:p>
      <text:p text:style-name="P3"><text:s text:c="2"/>case "-boundsmin" then</text:p>
      <text:p text:style-name="P3"><text:soft-page-break/><text:s text:c="4"/>this.boundsmin = value</text:p>
      <text:p text:style-name="P3"><text:s text:c="2"/>case "-boundsmax" then</text:p>
      <text:p text:style-name="P3"><text:s text:c="4"/>this.boundsmax = value</text:p>
      <text:p text:style-name="P3"><text:s text:c="2"/>else</text:p>
      <text:p text:style-name="P3"><text:s text:c="4"/>errmsg = sprintf("Unknown key %s",key)</text:p>
      <text:p text:style-name="P3"><text:s text:c="4"/>error(errmsg)</text:p>
      <text:p text:style-name="P3"><text:s text:c="2"/>end</text:p>
      <text:p text:style-name="P3">endfunction</text:p>
      <text:p text:style-name="P3">//</text:p>
      <text:p text:style-name="P3">// mcintegral_cget --</text:p>
      <text:p text:style-name="P3">// <text:s text:c="2"/>Get the value for the given key.</text:p>
      <text:p text:style-name="P3">// <text:s text:c="2"/>If the key is unknown, generates an error.</text:p>
      <text:p text:style-name="P3">//</text:p>
      <text:p text:style-name="P3">function value = mcintegral_cget (this,key)</text:p>
      <text:p text:style-name="P3"><text:s text:c="2"/>select key</text:p>
      <text:p text:style-name="P3"><text:s text:c="2"/>case "-nbparams" then</text:p>
      <text:p text:style-name="P3"><text:s text:c="4"/>value = this.nbparams</text:p>
      <text:p text:style-name="P3"><text:s text:c="2"/>case "-nbshots" then</text:p>
      <text:p text:style-name="P3"><text:s text:c="4"/>value = this.nbshots</text:p>
      <text:p text:style-name="P3"><text:s text:c="2"/>case "-verbose" then</text:p>
      <text:p text:style-name="P3"><text:s text:c="4"/>value = this.verbose</text:p>
      <text:p text:style-name="P3"><text:s text:c="2"/>case "-fcallback" then</text:p>
      <text:p text:style-name="P3"><text:s text:c="4"/>value = this.fcallback</text:p>
      <text:p text:style-name="P3"><text:s text:c="2"/>case "-boundsmin" then</text:p>
      <text:p text:style-name="P3"><text:s text:c="4"/>value = this.boundsmin</text:p>
      <text:p text:style-name="P3"><text:s text:c="2"/>case "-boundsmax" then</text:p>
      <text:p text:style-name="P3"><text:s text:c="4"/>value = this.boundsmax</text:p>
      <text:p text:style-name="P3"><text:s text:c="2"/>else</text:p>
      <text:p text:style-name="P3"><text:s text:c="4"/>errmsg = sprintf("Unknown key %s",key)</text:p>
      <text:p text:style-name="P3"><text:s text:c="4"/>error(errmsg)</text:p>
      <text:p text:style-name="P3"><text:s text:c="2"/>end</text:p>
      <text:p text:style-name="P3">endfunction</text:p>
      <text:p text:style-name="P3"/>
      <text:p text:style-name="P3">//</text:p>
      <text:p text:style-name="P3">// mcintegral_compute --</text:p>
      <text:p text:style-name="P3"><text:soft-page-break/>// <text:s text:c="2"/>Compute the integral and return the value.</text:p>
      <text:p text:style-name="P3">//</text:p>
      <text:p text:style-name="P3">function integral = mcintegral_compute (this)</text:p>
      <text:p text:style-name="P3"><text:s text:c="2"/>// Delegate work to the Monte-Carlo engine</text:p>
      <text:p text:style-name="P3"><text:s text:c="2"/>op = mce_new();</text:p>
      <text:p text:style-name="P3"><text:s text:c="2"/>op = mce_configure(op,"-nbshots",this.nbshots);</text:p>
      <text:p text:style-name="P3"><text:s text:c="2"/>op = mce_configure(op,"-nbinputparams",this.nbparams);</text:p>
      <text:p text:style-name="P3"><text:s text:c="2"/>op = mce_configure(op,"-nboutputparams",1);</text:p>
      <text:p text:style-name="P3"><text:s text:c="2"/>op = mce_configure(op,"-generator","uniform");</text:p>
      <text:p text:style-name="P3"><text:s text:c="2"/>op = mce_configure(op,"-callback",this.fcallback);</text:p>
      <text:p text:style-name="P3"><text:s text:c="2"/>op = mce_configure(op,"-boundsmin",this.boundsmin);</text:p>
      <text:p text:style-name="P3"><text:s text:c="2"/>op = mce_configure(op,"-boundsmax",this.boundsmax);</text:p>
      <text:p text:style-name="P3"><text:s text:c="2"/>op = mce_run(op);</text:p>
      <text:p text:style-name="P3"><text:s text:c="2"/>// Compute volume</text:p>
      <text:p text:style-name="P3"><text:s text:c="2"/>volume = 1.</text:p>
      <text:p text:style-name="P3"><text:s text:c="2"/>for iparam=1:this.nbparams</text:p>
      <text:p text:style-name="P3"><text:s text:c="4"/>volume = volume * (this.boundsmax(iparam) - this.boundsmin(iparam))</text:p>
      <text:p text:style-name="P3"><text:s text:c="2"/>end</text:p>
      <text:p text:style-name="P3"><text:s text:c="2"/>// Compute sum</text:p>
      <text:p text:style-name="P3"><text:s text:c="2"/>total = 0.</text:p>
      <text:p text:style-name="P3"><text:s text:c="2"/>for ishot=1:this.nbshots</text:p>
      <text:p text:style-name="P3"><text:s text:c="4"/>[x y] = mce_getshot(op,ishot);</text:p>
      <text:p text:style-name="P3"><text:s text:c="4"/>total = total + y;</text:p>
      <text:p text:style-name="P3"><text:s text:c="2"/>end</text:p>
      <text:p text:style-name="P3"><text:s text:c="2"/>// Compute integral</text:p>
      <text:p text:style-name="P3"><text:s text:c="2"/>integral = volume * total / this.nbshots;</text:p>
      <text:p text:style-name="P3">endfunction</text:p>
      <text:p text:style-name="P3"/>
      <text:p text:style-name="P3">The following are the associated unit tests for the numerical integration.</text:p>
      <text:p text:style-name="P3"/>
      <text:p text:style-name="P3">//</text:p>
      <text:p text:style-name="P3">// montecarlointegral.test --</text:p>
      <text:p text:style-name="P3">// <text:s text:c="2"/>A test for montecarlointegral.sci</text:p>
      <text:p text:style-name="P3">//</text:p>
      <text:p text:style-name="P3">// Copyright (C) Scilab, 2008, Michael Baudin</text:p>
      <text:p text:style-name="P3"><text:soft-page-break/>//</text:p>
      <text:p text:style-name="P3"/>
      <text:p text:style-name="P3">exec montecarlointegral.sci;</text:p>
      <text:p text:style-name="P3"/>
      <text:p text:style-name="P3">//</text:p>
      <text:p text:style-name="P3">// Check processing of options</text:p>
      <text:p text:style-name="P3">//</text:p>
      <text:p text:style-name="P3">op = mcintegral_new();</text:p>
      <text:p text:style-name="P3">op = mcintegral_configure(op,"-nbshots",10000);</text:p>
      <text:p text:style-name="P3">op = mcintegral_configure(op,"-nbparams",3);</text:p>
      <text:p text:style-name="P3"/>
      <text:p text:style-name="P3">function y = myfunction(x)</text:p>
      <text:p text:style-name="P3"><text:s text:c="2"/>y = x(1) + x(2) + x(3)</text:p>
      <text:p text:style-name="P3">endfunction</text:p>
      <text:p text:style-name="P3"/>
      <text:p text:style-name="P3">op = mcintegral_configure(op,"-fcallback",myfunction);</text:p>
      <text:p text:style-name="P3">minbounds = [0 0 0];</text:p>
      <text:p text:style-name="P3">op = mcintegral_configure(op,"-boundsmin",minbounds);</text:p>
      <text:p text:style-name="P3">maxbounds = [1 1 1];</text:p>
      <text:p text:style-name="P3">op = mcintegral_configure(op,"-boundsmax",maxbounds);</text:p>
      <text:p text:style-name="P3">integral = mcintegral_compute(op);</text:p>
      <text:p text:style-name="P3">// Check error</text:p>
      <text:p text:style-name="P3">expected = 1.5;</text:p>
      <text:p text:style-name="P3">relative = abs(integral - expected)/expected;</text:p>
      <text:p text:style-name="P3">printf("Integral %f \n", integral);</text:p>
      <text:p text:style-name="P3">printf("Relative %f \n", relative);</text:p>
      <text:p text:style-name="P3">if relative&gt;0.1 then pause,end</text:p>
      <text:p text:style-name="P3">clear op;</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ierre MARECHAL</meta:initial-creator>
    <meta:creation-date>2008-07-09T13:39:08</meta:creation-date>
    <dc:date>2008-10-20T10:18:18</dc:date>
    <meta:editing-cycles>12</meta:editing-cycles>
    <meta:editing-duration>PT2H26M5S</meta:editing-duration>
    <meta:user-defined meta:name="Info 1"/>
    <meta:user-defined meta:name="Info 2"/>
    <meta:user-defined meta:name="Info 3"/>
    <meta:user-defined meta:name="Info 4"/>
    <meta:document-statistic meta:table-count="0" meta:image-count="0" meta:object-count="0" meta:page-count="16" meta:paragraph-count="605" meta:word-count="2829" meta:character-count="19672"/>
  </office:meta>
</office:document-meta>
</file>